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ans-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149bc"/>
    </style:style>
    <style:style style:name="P3" style:family="paragraph" style:parent-style-name="Standard">
      <style:paragraph-properties fo:text-align="center" style:justify-single-word="false"/>
      <style:text-properties fo:font-size="20pt" officeooo:paragraph-rsid="001149bc" style:font-size-asian="20pt" style:font-size-complex="20pt"/>
    </style:style>
    <style:style style:name="P4" style:family="paragraph" style:parent-style-name="Standard">
      <style:paragraph-properties fo:text-align="center" style:justify-single-word="false"/>
      <style:text-properties fo:font-size="20pt" fo:font-weight="bold" officeooo:paragraph-rsid="001149bc"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arial" fo:font-size="13pt" officeooo:paragraph-rsid="001149bc" style:font-size-asian="13pt" style:font-size-complex="13pt"/>
    </style:style>
    <style:style style:name="P6" style:family="paragraph" style:parent-style-name="Standard">
      <style:paragraph-properties fo:text-align="center" style:justify-single-word="false"/>
      <style:text-properties style:font-name="arial" fo:font-size="13pt" officeooo:rsid="001149bc" officeooo:paragraph-rsid="001149bc" style:font-size-asian="13pt" style:font-size-complex="13pt"/>
    </style:style>
    <style:style style:name="P7" style:family="paragraph" style:parent-style-name="Standard">
      <style:paragraph-properties fo:text-align="start" style:justify-single-word="false"/>
      <style:text-properties style:font-name="arial" fo:font-size="13pt" officeooo:rsid="001149bc" officeooo:paragraph-rsid="001149bc" style:font-size-asian="13pt" style:font-size-complex="13pt"/>
    </style:style>
    <style:style style:name="P8" style:family="paragraph" style:parent-style-name="Standard">
      <style:paragraph-properties fo:text-align="start" style:justify-single-word="false"/>
      <style:text-properties style:font-name="arial" fo:font-size="13pt" officeooo:rsid="001149bc" officeooo:paragraph-rsid="0011e68a" style:font-size-asian="13pt" style:font-size-complex="13pt"/>
    </style:style>
    <style:style style:name="P9" style:family="paragraph" style:parent-style-name="Standard">
      <style:paragraph-properties fo:text-align="start" style:justify-single-word="false"/>
      <style:text-properties style:font-name="arial" fo:font-size="13pt" officeooo:rsid="001149bc" officeooo:paragraph-rsid="00154acf" style:font-size-asian="13pt" style:font-size-complex="13pt"/>
    </style:style>
    <style:style style:name="P10" style:family="paragraph" style:parent-style-name="Standard">
      <style:paragraph-properties fo:text-align="start" style:justify-single-word="false"/>
      <style:text-properties style:font-name="arial" fo:font-size="13pt" officeooo:paragraph-rsid="0011e68a" style:font-size-asian="13pt" style:font-size-complex="13pt"/>
    </style:style>
    <style:style style:name="P11" style:family="paragraph" style:parent-style-name="Standard">
      <style:paragraph-properties fo:text-align="start" style:justify-single-word="false"/>
      <style:text-properties style:font-name="arial" fo:font-size="13pt" fo:font-weight="bold" officeooo:rsid="001149bc" officeooo:paragraph-rsid="001149bc" style:font-size-asian="13pt" style:font-weight-asian="bold" style:font-size-complex="13pt" style:font-weight-complex="bold"/>
    </style:style>
    <style:style style:name="P12" style:family="paragraph" style:parent-style-name="Standard">
      <style:paragraph-properties fo:text-align="start" style:justify-single-word="false"/>
      <style:text-properties fo:font-variant="normal" fo:text-transform="none" fo:color="#1a1617" style:font-name="arial" fo:font-size="13pt" fo:letter-spacing="normal" fo:font-style="normal" fo:font-weight="normal" officeooo:rsid="001149bc" officeooo:paragraph-rsid="0011fa75" style:font-size-asian="13pt" style:font-size-complex="13pt"/>
    </style:style>
    <style:style style:name="T1" style:family="text">
      <style:text-properties officeooo:rsid="001149bc"/>
    </style:style>
    <style:style style:name="T2" style:family="text">
      <style:text-properties fo:font-weight="bold" style:font-weight-asian="bold" style:font-weight-complex="bold"/>
    </style:style>
    <style:style style:name="T3" style:family="text">
      <style:text-properties fo:font-weight="bold" officeooo:rsid="001149bc" style:font-weight-asian="bold" style:font-weight-complex="bold"/>
    </style:style>
    <style:style style:name="T4" style:family="text">
      <style:text-properties fo:font-variant="normal" fo:text-transform="none" fo:color="#212121" fo:letter-spacing="normal" fo:language="hr" fo:country="HR" fo:font-style="normal" fo:font-weight="normal"/>
    </style:style>
    <style:style style:name="T5" style:family="text">
      <style:text-properties fo:font-variant="normal" fo:text-transform="none" fo:color="#212121" fo:letter-spacing="normal" fo:language="hr" fo:country="HR" fo:font-style="normal" fo:font-weight="normal" officeooo:rsid="001149bc"/>
    </style:style>
    <style:style style:name="T6" style:family="text">
      <style:text-properties fo:font-variant="normal" fo:text-transform="none" fo:color="#212121" fo:letter-spacing="normal" fo:font-style="normal" fo:font-weight="normal"/>
    </style:style>
    <style:style style:name="T7" style:family="text">
      <style:text-properties fo:font-variant="normal" fo:text-transform="none" fo:color="#212121" fo:letter-spacing="normal" fo:font-style="normal" fo:font-weight="normal" officeooo:rsid="0011e68a"/>
    </style:style>
    <style:style style:name="T8" style:family="text">
      <style:text-properties fo:font-variant="normal" fo:text-transform="none" fo:color="#1a1617" fo:letter-spacing="normal" fo:font-style="normal" fo:font-weight="normal"/>
    </style:style>
    <style:style style:name="T9" style:family="text">
      <style:text-properties fo:font-variant="normal" fo:text-transform="none" fo:color="#1a1617" fo:letter-spacing="normal" fo:font-style="normal" fo:font-weight="normal" officeooo:rsid="0011fa75"/>
    </style:style>
    <style:style style:name="T10" style:family="text">
      <style:text-properties fo:font-variant="normal" fo:text-transform="none" fo:color="#1a1617" fo:letter-spacing="normal" fo:font-style="normal" fo:font-weight="normal" officeooo:rsid="00154acf"/>
    </style:style>
    <style:style style:name="T11" style:family="text">
      <style:text-properties fo:font-variant="normal" fo:text-transform="none" fo:color="#1a1617" fo:letter-spacing="normal" fo:font-style="normal" fo:font-weight="normal" officeooo:rsid="0015b9cc"/>
    </style:style>
    <style:style style:name="T12" style:family="text">
      <style:text-properties fo:font-variant="normal" fo:text-transform="none" fo:color="#1a1617" fo:letter-spacing="normal" fo:font-style="normal" fo:font-weight="normal" officeooo:rsid="0015fd74"/>
    </style:style>
    <style:style style:name="T13"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2"/>
      <text:p text:style-name="P2"/>
      <text:p text:style-name="P2"/>
      <text:p text:style-name="P2"/>
      <text:p text:style-name="P2"/>
      <text:p text:style-name="P4">GRE </text:p>
      <text:p text:style-name="P3"><text:span text:style-name="T2">Analiza argumenata</text:span> </text:p>
      <text:p text:style-name="P3"/>
      <text:p text:style-name="P2"/>
      <text:p text:style-name="P2"/>
      <text:p text:style-name="P2"/>
      <text:p text:style-name="P5"/>
      <text:p text:style-name="P6"><text:s/>Univerzitet u Beogradu, </text:p>
      <text:p text:style-name="P6">Matematički Fakultet</text:p>
      <text:p text:style-name="P5"/>
      <text:p text:style-name="P5"/>
      <text:p text:style-name="P5"/>
      <text:p text:style-name="P5"/>
      <text:p text:style-name="P5"/>
      <text:p text:style-name="P6">Vojkan Cvijović</text:p>
      <text:p text:style-name="P6">Maksim Đurđevac</text:p>
      <text:p text:style-name="P6">Saša Cvetković</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Beograd,</text:p>
      <text:p text:style-name="P6">decembar 2017</text:p>
      <text:p text:style-name="P7"><text:soft-page-break/></text:p>
      <text:p text:style-name="P7"/>
      <text:p text:style-name="P7"/>
      <text:p text:style-name="P7"/>
      <text:p text:style-name="P10"><text:span text:style-name="T3">NAZIV TEME</text:span><text:span text:style-name="T1">: </text:span></text:p>
      <text:p text:style-name="P10"/>
      <text:p text:style-name="P10"/>
      <text:p text:style-name="P10"><text:span text:style-name="T1"><text:tab/>Analiza argumenata da </text:span><text:bookmark text:name="tw-target-text"/><text:span text:style-name="T4">prehrana bogata mlečnim proizvodima može pomoći </text:span><text:span text:style-name="T5">pri </text:span><text:span text:style-name="T4">spr</text:span><text:span text:style-name="T5">ečavanju</text:span><text:span text:style-name="T4"> osteoporoz</text:span><text:span text:style-name="T5">e.</text:span></text:p>
      <text:p text:style-name="P7"/>
      <text:p text:style-name="P7"/>
      <text:p text:style-name="P7"/>
      <text:p text:style-name="P7"/>
      <text:p text:style-name="P7"/>
      <text:p text:style-name="P8"><text:span text:style-name="T2">PREUZETO SA</text:span>: </text:p>
      <text:p text:style-name="P8"/>
      <text:p text:style-name="P8"/>
      <text:p text:style-name="P8"><text:span text:style-name="T13">https://www.ets.org/gre/revised_general/prepare/analytical_writing/argument/pool</text:span> </text:p>
      <text:p text:style-name="P7"/>
      <text:p text:style-name="P7"/>
      <text:p text:style-name="P7"/>
      <text:p text:style-name="P7"/>
      <text:p text:style-name="P7"/>
      <text:p text:style-name="P7"/>
      <text:p text:style-name="P7"/>
      <text:p text:style-name="P10"><text:span text:style-name="T3">TEMA</text:span><text:span text:style-name="T1">: </text:span></text:p>
      <text:p text:style-name="P10"><text:line-break/><text:tab/><text:span text:style-name="T6">Mleko i mlečni proizvodi bogati su vitaminom D i </text:span><text:span text:style-name="T7">kalcijumom</text:span><text:span text:style-name="T6"> </text:span><text:span text:style-name="T7">koji su </text:span><text:span text:style-name="T6">bitni za izgradnju i održavanje kostiju. Mnogi ljudi </text:span><text:span text:style-name="T7">zbog toga</text:span><text:span text:style-name="T6"> tvrde da prehrana bogata mlečnim proizvodima može pomoći </text:span><text:span text:style-name="T7">u sprečavanju</text:span><text:span text:style-name="T6"> osteoporoz</text:span><text:span text:style-name="T7">e</text:span><text:span text:style-name="T6">, bolest</text:span><text:span text:style-name="T7">i</text:span><text:span text:style-name="T6"> koja je povezana s</text:span><text:span text:style-name="T7">a</text:span><text:span text:style-name="T6"> </text:span><text:span text:style-name="T7">okolinom</text:span><text:span text:style-name="T6"> i genetskim </text:span><text:span text:style-name="T7">faktorima</text:span><text:span text:style-name="T6"> i koja uzrokuje </text:span><text:span text:style-name="T7">slabljenje</text:span><text:span text:style-name="T6"> kostiju </text:span><text:span text:style-name="T7">sa godinama</text:span><text:span text:style-name="T6">. Ali dugotrajna studija velikog broja ljudi otkrila je da oni koji konzistentno konzumiraju mlečne proizvode tokom godina studija imaju veću stopu preloma kostiju nego bilo koji drugi učesnici u studiji. Pošto su prelomi kostiju simptomi osteoporoze, rezultat ovog istraživanja pokazuje da ishrana bogata mlečnim proizvodima može zapravo povećati, a ne smanjiti, rizik od osteoporoze.</text:span></text:p>
      <text:p text:style-name="P7"/>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7"><text:span text:style-name="T2">ODGOVOR</text:span>: </text:p>
      <text:p text:style-name="P7"/>
      <text:p text:style-name="P7"/>
      <text:p text:style-name="P12">Autor gore navedene izjave zaključuje da unos mleka ne samo da nije dobar za osteoporozu, već pogoršava bolest. Ovaj zaključak zasnovan je na nejasnom poređenju u studiji da ljudi koji redovno konzumiraju mlečni proizvod pokazuju češće frakture kostiju od drugih učesnika u studiji. Argumentu je potrebno nekoliko vitalnih dokaza koji bi podržali zaključak autora.</text:p>
      <text:p text:style-name="P9"><text:span text:style-name="T8"><text:line-break/>Za početak, autorski argument zahteva neophodne dokaze koji pokazuju da su prelomi isključivo znaci osteoporoze. Propuštanje kostiju ili osteoporoza usled niske mineralne gustine kostiju, što može dovesti do preloma kostiju. Međutim, ne možemo povezati sve prelome kostiju sa ovom bolestom. Moguće je da su uključeni i drugi faktori; prelomi mogu biti rezultat prevelike telesne težine ili mogu biti zbog promovisanja fizičkih aktivnosti sa visokim rizikom od kr</text:span><text:span text:style-name="T9">š</text:span><text:span text:style-name="T8">enja kostiju. Hladni region sa ledenim i klizavim terenom takođe </text:span><text:span text:style-name="T11">mogu</text:span><text:span text:style-name="T8"> povećati primere razbijanja kostiju, a da nije nužno povezan sa osteoporozom.<text:line-break/><text:line-break/>Drugo, čak i </text:span><text:span text:style-name="T11">da su </text:span><text:span text:style-name="T8">prelomi znak osteoporoze, trebalo bi da postoje dokazi koji isključuju svaku mogućnost da drugi faktori imaju ruku u izazivanju takve bolesti. Genet</text:span><text:span text:style-name="T11">ika</text:span><text:span text:style-name="T8"> i životna sredina su glavni faktori. Možda postoje neki genetski propusti kod onih učesnika ko</text:span><text:span text:style-name="T11">d kojih su nastale </text:span><text:span text:style-name="T8">razređene kosti. Takođe, hormonske promene, naročito čine žene na rizik od osteoporoze. Kada se događa menopauza, a kada se balans estrogena menja, to čini žene sklonije razvijanju slabih kostiju.<text:line-break/><text:line-break/>Slično tome, uzro</text:span><text:span text:style-name="T11">ke okoline </text:span><text:span text:style-name="T8">treba isključiti bilo kojim dokazima. Možda su ti ljudi u studiji nisu uzeli druge neophodne elemente, koji tel</text:span><text:span text:style-name="T11">u</text:span><text:span text:style-name="T8"> pomažu da apsorbuju vitamin D i minerale u svojim mlečnim jelima. Pored toga, izloženost direktnom sunčevom svetlu je jedan od faktora koji apsorbuju esencijalni vitamin D, </text:span><text:span text:style-name="T11">kojeg bi</text:span><text:span text:style-name="T8"> ljudi mogli biti lišeni. S tim slučajevima, ne bi trebalo da </text:span><text:span text:style-name="T11">olako dolazimo do ovakvih zaključaka</text:span><text:span text:style-name="T8">, jer su </text:span><text:span text:style-name="T11">možda </text:span><text:span text:style-name="T8">drugi faktori napravili takvo zdravstveno stanje krhkih kostiju.<text:line-break/><text:line-break/>Konačno, autor zahteva tvrdi da je druga grupa značajno različita u konzumiranju mlečnih proizvoda. Autor je uporedio dve grupe, one čiji ljudi "stalno" jedu mlečne proizvode i druge koji </text:span><text:span text:style-name="T12">ne</text:span><text:span text:style-name="T8">. Ovde je "druga" grupa možda jela istu količinu, ali ne u stalnom rasporedu. Ova mogućnost ozbiljno zasija u valjanosti argumenta, jer smo saznali da su svi učesnici koristili </text:span><text:span text:style-name="T12">proizvode</text:span><text:span text:style-name="T8"> </text:span><text:span text:style-name="T12">i</text:span><text:span text:style-name="T8"> </text:span><text:span text:style-name="T12">da</text:span><text:span text:style-name="T8"> frakturu kostiju nije vezan</text:span><text:span text:style-name="T12">a za proizvod</text:span><text:span text:style-name="T8">.<text:line-break/><text:line-break/></text:span><text:span text:style-name="T10">Zaključak:</text:span></text:p>
      <text:p text:style-name="P9"><text:span text:style-name="T8">Ukratko, kako je </text:span><text:span text:style-name="T10">i </text:span><text:span text:style-name="T8">rečeno, veza između razvijanja osteoporoze i </text:span><text:span text:style-name="T10">količine unosa mlečnih proizvoda</text:span><text:span text:style-name="T8"> je upitna. Budući da dokazi nisu uključeni u argument</text:span><text:span text:style-name="T10">u</text:span><text:span text:style-name="T8">, autorski zaključak je neodrži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ans-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6T18:22:55.421889971</meta:creation-date>
    <dc:date>2017-12-22T08:32:08.437557543</dc:date>
    <meta:editing-duration>PT19M1S</meta:editing-duration>
    <meta:editing-cycles>7</meta:editing-cycles>
    <meta:generator>LibreOffice/5.1.6.2$Linux_X86_64 LibreOffice_project/10m0$Build-2</meta:generator>
    <meta:document-statistic meta:table-count="0" meta:image-count="0" meta:object-count="0" meta:page-count="3" meta:paragraph-count="19" meta:word-count="527" meta:character-count="3639" meta:non-whitespace-character-count="3114"/>
  </office:meta>
</office:document-meta>
</file>